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6a7d" officeooo:paragraph-rsid="000c6a7d"/>
    </style:style>
    <style:style style:name="P2" style:family="paragraph" style:parent-style-name="Standard">
      <style:text-properties officeooo:rsid="000c6a7d" officeooo:paragraph-rsid="000da1b5"/>
    </style:style>
    <style:style style:name="P3" style:family="paragraph" style:parent-style-name="Standard">
      <style:text-properties officeooo:rsid="000da1b5" officeooo:paragraph-rsid="000da1b5"/>
    </style:style>
    <style:style style:name="P4" style:family="paragraph" style:parent-style-name="Standard">
      <style:text-properties officeooo:rsid="000e5d7b" officeooo:paragraph-rsid="000e5d7b"/>
    </style:style>
    <style:style style:name="P5" style:family="paragraph" style:parent-style-name="Standard">
      <style:text-properties officeooo:rsid="000e5d7b" officeooo:paragraph-rsid="000f14d3"/>
    </style:style>
    <style:style style:name="P6" style:family="paragraph" style:parent-style-name="Standard">
      <style:text-properties officeooo:rsid="000f14d3" officeooo:paragraph-rsid="000f14d3"/>
    </style:style>
    <style:style style:name="P7" style:family="paragraph" style:parent-style-name="Standard">
      <style:text-properties officeooo:rsid="000f14d3" officeooo:paragraph-rsid="000f14d3"/>
    </style:style>
    <style:style style:name="P8" style:family="paragraph" style:parent-style-name="Standard">
      <style:text-properties officeooo:rsid="000c6a7d" officeooo:paragraph-rsid="000f7ae2"/>
    </style:style>
    <style:style style:name="P9" style:family="paragraph" style:parent-style-name="Standard">
      <style:text-properties officeooo:rsid="000c6a7d" officeooo:paragraph-rsid="000f9a16"/>
    </style:style>
    <style:style style:name="P10" style:family="paragraph" style:parent-style-name="Standard">
      <style:text-properties officeooo:rsid="000f9a16" officeooo:paragraph-rsid="000f9a16"/>
    </style:style>
    <style:style style:name="P11" style:family="paragraph" style:parent-style-name="Standard">
      <style:text-properties officeooo:rsid="000da1b5" officeooo:paragraph-rsid="00105fb0"/>
    </style:style>
    <style:style style:name="P12" style:family="paragraph" style:parent-style-name="Standard">
      <style:text-properties officeooo:rsid="000da1b5" officeooo:paragraph-rsid="00111e2a"/>
    </style:style>
    <style:style style:name="P13" style:family="paragraph" style:parent-style-name="Standard">
      <style:text-properties officeooo:rsid="00105fb0" officeooo:paragraph-rsid="00105fb0"/>
    </style:style>
    <style:style style:name="P14" style:family="paragraph" style:parent-style-name="Standard">
      <style:text-properties officeooo:rsid="00111e2a" officeooo:paragraph-rsid="00111e2a"/>
    </style:style>
    <style:style style:name="P15" style:family="paragraph" style:parent-style-name="Standard">
      <style:text-properties officeooo:rsid="00128afb" officeooo:paragraph-rsid="00128afb"/>
    </style:style>
    <style:style style:name="T1" style:family="text">
      <style:text-properties officeooo:rsid="000da1b5"/>
    </style:style>
    <style:style style:name="T2" style:family="text">
      <style:text-properties officeooo:rsid="000e5d7b"/>
    </style:style>
    <style:style style:name="T3" style:family="text">
      <style:text-properties officeooo:rsid="000f14d3"/>
    </style:style>
    <style:style style:name="T4" style:family="text">
      <style:text-properties officeooo:rsid="000f7ae2"/>
    </style:style>
    <style:style style:name="T5" style:family="text">
      <style:text-properties officeooo:rsid="00111e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a xlink:type="simple" xlink:href="http://www.radiodesvoyous.fr/" text:style-name="Internet_20_link" text:visited-style-name="Visited_20_Internet_20_Link">http://www.radiodesvoyous.f</text:a><text:a xlink:type="simple" xlink:href="http://www.radiodesvoyous.fr/" text:style-name="Internet_20_link" text:visited-style-name="Visited_20_Internet_20_Link">r/</text:a></text:p>
      <text:p text:style-name="P8"><text:s/></text:p>
      <text:p text:style-name="P8">RDV Site a revisiter </text:p>
      <text:p text:style-name="P9"><text:span text:style-name="T4"><text:s/></text:span></text:p>
      <text:p text:style-name="P9"><text:span text:style-name="T4"><text:s/></text:span></text:p>
      <text:p text:style-name="P9"><text:span text:style-name="T4">Code couleur a voir</text:span> </text:p>
      <text:p text:style-name="P9"><text:s text:c="2"/></text:p>
      <text:p text:style-name="P2"><text:span text:style-name="T1">Header</text:span> <text:s/></text:p>
      <text:p text:style-name="P3">Aside (HautGauche)Onglet inscription pour recevoir la newsletter</text:p>
      <text:p text:style-name="P11"><text:s/></text:p>
      <text:p text:style-name="P11">LOGO centré – en dessous : nav pour placer une playlist <text:span text:style-name="T2">musicale</text:span> <text:span text:style-name="T3">orienté par chaque émission (1playlist par émission) </text:span></text:p>
      <text:p text:style-name="P13">&lt;iframe width="100%" height="450" scrolling="no" frameborder="no" src="https://w.soundcloud.com/player/?url=https%3A//api.soundcloud.com/users/198043883&amp;amp;auto_play=false&amp;amp;hide_related=false&amp;amp;show_comments=true&amp;amp;show_user=true&amp;amp;show_reposts=false&amp;amp;visual=true"&gt;&lt;/iframe&gt;</text:p>
      <text:p text:style-name="P11"><text:s/></text:p>
      <text:p text:style-name="P11">Aside (Haut Droite) <text:span text:style-name="T2">Compte Fb Twitter Soundcloud Insta Snap</text:span></text:p>
      <text:p text:style-name="P12"><text:span text:style-name="T5"><text:s/></text:span></text:p>
      <text:p text:style-name="P12"><text:span text:style-name="T5">FB </text:span><text:a xlink:type="simple" xlink:href="https://www.facebook.com/RadioDesVoyous/?fref=ts" text:style-name="Internet_20_link" text:visited-style-name="Visited_20_Internet_20_Link"><text:span text:style-name="T5">https://www.facebook.com/RadioDesVoyous/?fref=ts</text:span></text:a><text:span text:style-name="T5"> </text:span></text:p>
      <text:p text:style-name="P14">Twitter <text:a xlink:type="simple" xlink:href="https://twitter.com/radiodesvoyous" text:style-name="Internet_20_link" text:visited-style-name="Visited_20_Internet_20_Link">https://twitter.com/radiodesvoyous</text:a> <text:s/></text:p>
      <text:p text:style-name="P14">Insta </text:p>
      <text:p text:style-name="P14">Snap</text:p>
      <text:p text:style-name="P14"/>
      <text:p text:style-name="P12"><text:s/></text:p>
      <text:p text:style-name="P12"><text:s text:c="2"/></text:p>
      <text:p text:style-name="P6">MAIN </text:p>
      <text:p text:style-name="P6">Une partie info avec les release de chaque émission </text:p>
      <text:p text:style-name="P15">Lien des reseaeux sociaux qui diffusent l’info dans une section du main</text:p>
      <text:p text:style-name="P3"/>
      <text:p text:style-name="P4">MAIN </text:p>
      <text:p text:style-name="P4">Gros scroll horizontal avec le logo de chaque émission, lien externe vers la page de chaque émission. <text:s/></text:p>
      <text:p text:style-name="P4"><text:s/></text:p>
      <text:p text:style-name="P4">LIEN DES DIFFERENTES EMISSIONS x7-8</text:p>
      <text:p text:style-name="P5">Logo ; On y trouve un résumé de l’émission écrit par les auteurs , photo et présentation des auteurs, playlist des différentes émissions <text:span text:style-name="T3">et les évènements classés par radio « La RDV vous invite à... »</text:span></text:p>
      <text:p text:style-name="P1"><text:s/></text:p>
      <text:p text:style-name="P4">MAIN <text:s/></text:p>
      <text:p text:style-name="P6">Un onglet d’accès aux émissions diffusées en direct , les reportages et les teaser </text:p>
      <text:p text:style-name="P6"><text:s/></text:p>
      <text:p text:style-name="P6">FOOTER </text:p>
      <text:p text:style-name="P6">Contact about us <text:s/></text:p>
      <text:p text:style-name="P10">Qui sommes-nous ?</text:p>
      <text:p text:style-name="P6"><text:s/></text:p>
      <text:p text:style-name="P6"/>
      <text:p text:style-name="P4"/>
      <text:p text:style-name="P1"/>
      <text:p text:style-name="P1"><text:s/></text:p>
      <text:p text:style-name="P1"><text:s/></text:p>
      <text:p text:style-name="P1"/>
      <text:p text:style-name="P1"><text:soft-page-break/>Annexe d’inspi : <text:s/><text:a xlink:type="simple" xlink:href="http://www.dealerdemusique.com/" text:style-name="Internet_20_link" text:visited-style-name="Visited_20_Internet_20_Link">http://www.dealerdemusique.com/</text:a> </text:p>
      <text:p text:style-name="P1"><text:a xlink:type="simple" xlink:href="http://www.letournedisque.com/home" text:style-name="Internet_20_link" text:visited-style-name="Visited_20_Internet_20_Link">http://www.letournedisque.com/home</text:a> <text:s/></text:p>
      <text:p text:style-name="P1"><text:a xlink:type="simple" xlink:href="http://www.lemellotron.com/" text:style-name="Internet_20_link" text:visited-style-name="Visited_20_Internet_20_Link">http://www.lemellotron.com/</text:a> </text:p>
      <text:p text:style-name="P1"><text:a xlink:type="simple" xlink:href="https://www.youtube.com/?hl=fr&amp;gl=FR" text:style-name="Internet_20_link" text:visited-style-name="Visited_20_Internet_20_Link">https://www.youtube.com/?hl=fr&amp;gl=FR</text:a> </text:p>
      <text:p text:style-name="P1"><text:a xlink:type="simple" xlink:href="https://soundcloud.com/" text:style-name="Internet_20_link" text:visited-style-name="Visited_20_Internet_20_Link">https://soundcloud.com/</text:a>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5T17:11:31.841654886</meta:creation-date>
    <dc:date>2016-11-21T16:59:42.199041382</dc:date>
    <meta:editing-duration>PT10M2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167" meta:character-count="1506" meta:non-whitespace-character-count="1323"/>
  </office:meta>
</office:document-meta>
</file>